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60"/>
    <style:style style:name="ce9" style:family="table-cell" style:parent-style-name="Default" style:data-style-name="N1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2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16" calcext:value-type="float">
            <text:p>816</text:p>
          </table:table-cell>
          <table:table-cell table:style-name="ce5" table:formula="of:=[.D2]" office:value-type="float" office:value="816" calcext:value-type="float">
            <text:p>816.0</text:p>
          </table:table-cell>
          <table:table-cell/>
          <table:table-cell table:style-name="ce6"/>
          <table:table-cell table:style-name="ce6" table:formula="of:=[.T9]" office:value-type="float" office:value="4145937.237" calcext:value-type="float">
            <text:p>4145937.237</text:p>
          </table:table-cell>
          <table:table-cell table:style-name="ce11" table:formula="of:=[.U9]" office:value-type="float" office:value="314196.72" calcext:value-type="float">
            <text:p>314,19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72" calcext:value-type="float">
            <text:p>19.7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05" calcext:value-type="float">
            <text:p>405</text:p>
          </table:table-cell>
          <table:table-cell table:style-name="ce5" table:formula="of:=[.D3]" office:value-type="float" office:value="405" calcext:value-type="float">
            <text:p>405.0</text:p>
          </table:table-cell>
          <table:table-cell/>
          <table:table-cell table:style-name="ce6"/>
          <table:table-cell table:style-name="ce6" table:formula="of:=[.T10]" office:value-type="float" office:value="30.525" calcext:value-type="float">
            <text:p>30.525</text:p>
          </table:table-cell>
          <table:table-cell table:style-name="ce12" table:formula="of:=[.T10]" office:value-type="percentage" office:value="30.525" calcext:value-type="percentage">
            <text:p>3052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18600" calcext:value-type="float">
            <text:p>18600</text:p>
          </table:table-cell>
          <table:table-cell office:value-type="string" calcext:value-type="string">
            <text:p>mp/sec</text:p>
          </table:table-cell>
          <table:table-cell table:style-name="ce14" table:formula="of:=[.R3]*[.U3]" office:value-type="float" office:value="35.03" calcext:value-type="float">
            <text:p>35.0</text:p>
          </table:table-cell>
          <table:table-cell table:style-name="ce10" table:formula="of:=[.V3]/60" office:value-type="percentage" office:value="0.00188333333333333" calcext:value-type="percentage">
            <text:p>0.19%</text:p>
          </table:table-cell>
          <table:table-cell table:style-name="ce9" table:formula="of:=2%+([.E7]/100/100/2)" office:value-type="percentage" office:value="0.113" calcext:value-type="percentage">
            <text:p>11.3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R3]*[.U4]" office:value-type="float" office:value="48.701" calcext:value-type="float">
            <text:p>48.7</text:p>
          </table:table-cell>
          <table:table-cell table:style-name="ce10" table:formula="of:=[.V4]/60" office:value-type="percentage" office:value="0.00261833333333333" calcext:value-type="percentage">
            <text:p>0.26%</text:p>
          </table:table-cell>
          <table:table-cell table:style-name="ce9" table:formula="of:=1%*(1+3+3%*[.D49])+([.E7]/100/100/2)+1%" office:value-type="percentage" office:value="0.1571" calcext:value-type="percentage">
            <text:p>15.7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785" calcext:value-type="float">
            <text:p>785</text:p>
          </table:table-cell>
          <table:table-cell table:style-name="ce5" table:formula="of:=[.D6]*(1+[.AC15])" office:value-type="float" office:value="10519" calcext:value-type="float">
            <text:p>10519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48" calcext:value-type="percentage">
            <text:p>15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D7]*2" office:value-type="float" office:value="1860" calcext:value-type="float">
            <text:p>186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672086" calcext:value-type="float">
            <text:p>16720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145937.237" calcext:value-type="float">
            <text:p>4145937.237</text:p>
          </table:table-cell>
          <table:table-cell table:style-name="ce6" table:formula="of:=([.R11]+[.R12])/2" office:value-type="float" office:value="314196.72" calcext:value-type="float">
            <text:p>314196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6619788.474" calcext:value-type="float">
            <text:p>6619788.47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0.525" calcext:value-type="percentage">
            <text:p>3052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3321950698965" calcext:value-type="percentage">
            <text:p>97.3%</text:p>
          </table:table-cell>
          <table:table-cell table:formula="of:=1/(1-[.P11])" office:value-type="float" office:value="37.484" calcext:value-type="float">
            <text:p>37.484</text:p>
          </table:table-cell>
          <table:table-cell table:formula="of:=[.$R$2]/(1/(1+[.$N$15]+[.$AU$15]))" office:value-type="float" office:value="302124" calcext:value-type="float">
            <text:p>30212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4989995998399" calcext:value-type="percentage">
            <text:p>97.5%</text:p>
          </table:table-cell>
          <table:table-cell table:formula="of:=1/(1-[.P12])" office:value-type="float" office:value="39.9840000000001" calcext:value-type="float">
            <text:p>39.9840000000001</text:p>
          </table:table-cell>
          <table:table-cell table:formula="of:=[.$R$2]/(1/(1+[.$N$15]+[.$AI$15]+[.$AU$15]))" office:value-type="float" office:value="326269.44" calcext:value-type="float">
            <text:p>326269.4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4155973348682" calcext:value-type="percentage">
            <text:p>97.4%</text:p>
          </table:table-cell>
          <table:table-cell table:style-name="ce14" table:formula="of:=([.Q11]+[.Q12])/2" office:value-type="float" office:value="38.734" calcext:value-type="float">
            <text:p>38.7</text:p>
          </table:table-cell>
          <table:table-cell/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51" calcext:value-type="percentage">
            <text:p>5.1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68])" office:value-type="percentage" office:value="30.525" calcext:value-type="percentage">
            <text:p>305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68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68])" office:value-type="percentage" office:value="15.48" calcext:value-type="percentage">
            <text:p>15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68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6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68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68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68])" office:value-type="percentage" office:value="2.959" calcext:value-type="percentage">
            <text:p>29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68])" office:value-type="percentage" office:value="0.459" calcext:value-type="percentage">
            <text:p>4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68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68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68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office:value-type="string" calcext:value-type="string">
            <text:p>The Azarinth Sentinel</text:p>
          </table:table-cell>
          <table:table-cell table:number-columns-repeated="10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18]+([.B18]-1)*20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0]+([.B2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9" table:formula="of:=([.L20]+[.M20]*[.$D20])" office:value-type="percentage" office:value="0.85" calcext:value-type="percentage">
            <text:p>85.00%</text:p>
          </table:table-cell>
          <table:table-cell table:style-name="ce9" table:formula="of:=[.N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0]+[.M20]*[.$D20])*[.$I20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0]+[.V20]*[.$D20])*[.$I20]" office:value-type="percentage" office:value="6.8" calcext:value-type="percentage">
            <text:p>680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D20])*[.$I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20]+[.AE20]*[.$D20])*[.$I20]" office:value-type="percentage" office:value="6.8" calcext:value-type="percentage">
            <text:p>68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1]+([.B21]-1)*20" office:value-type="float" office:value="67" calcext:value-type="float">
            <text:p>67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22]+([.B22]-1)*20" office:value-type="float" office:value="65" calcext:value-type="float">
            <text:p>65</text:p>
          </table:table-cell>
          <table:table-cell table:number-columns-repeated="4"/>
          <table:table-cell table:style-name="ce9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3]+([.B23]-1)*20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9" table:formula="of:=([.O23]+[.P23]*[.$D23])" office:value-type="percentage" office:value="1.35" calcext:value-type="percentage">
            <text:p>135.00%</text:p>
          </table:table-cell>
          <table:table-cell table:style-name="ce9" table:formula="of:=[.Q23]" office:value-type="percentage" office:value="13.5" calcext:value-type="percentage">
            <text:p>135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3]+[.P23]*[.$D23])*[.$I23]" office:value-type="percentage" office:value="13.5" calcext:value-type="percentage">
            <text:p>135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G23]+[.AH23]*[.$D23])*[.$I23]" office:value-type="percentage" office:value="2.5" calcext:value-type="percentage">
            <text:p>250.00%</text:p>
          </table:table-cell>
          <table:table-cell table:style-name="ce9" table:number-columns-repeated="3"/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S23]+[.AT23]*[.$D23])*[.$I23]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4]+([.B2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9" table:formula="of:=([.R24]+[.S24]*[.$D24])" office:value-type="percentage" office:value="1.1" calcext:value-type="percentage">
            <text:p>110.00%</text:p>
          </table:table-cell>
          <table:table-cell table:style-name="ce9" table:formula="of:=[.T24]" office:value-type="percentage" office:value="8.8" calcext:value-type="percentage">
            <text:p>88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4]+[.S24]*[.$D24])*[.$I24]" office:value-type="percentage" office:value="8.8" calcext:value-type="percentage">
            <text:p>880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25]+([.B25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C26]+([.B26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27]+([.B27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number-columns-repeated="8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Kin of Ash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0]+([.B3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9" table:formula="of:=([.L30]+[.M30]*[.$D30])" office:value-type="percentage" office:value="1.35" calcext:value-type="percentage">
            <text:p>135.00%</text:p>
          </table:table-cell>
          <table:table-cell table:style-name="ce9" table:formula="of:=[.N30]" office:value-type="percentage" office:value="12.15" calcext:value-type="percentage">
            <text:p>1215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0]+[.M30]*[.$D30])*[.$I30]" office:value-type="percentage" office:value="12.15" calcext:value-type="percentage">
            <text:p>1215.00%</text:p>
          </table:table-cell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2]+([.B32]-1)*20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33]+([.B33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C34]+([.B34]-1)*20"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5]+([.B35]-1)*20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36]+([.B36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37]+([.B37]-1)*20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9" table:formula="of:=([.AP37]+[.AQ37]*[.$D37])" office:value-type="percentage" office:value="0.585" calcext:value-type="percentage">
            <text:p>58.50%</text:p>
          </table:table-cell>
          <table:table-cell table:style-name="ce9" table:formula="of:=[.AR37]" office:value-type="percentage" office:value="5.265" calcext:value-type="percentage">
            <text:p>526.5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6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P37]+[.AQ37]*[.$D37])*[.$I37]" office:value-type="percentage" office:value="5.265" calcext:value-type="percentage">
            <text:p>526.50%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8]+([.B38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9" table:formula="of:=([.AD38]+[.AE38]*[.$D38])" office:value-type="percentage" office:value="0.65" calcext:value-type="percentage">
            <text:p>65.00%</text:p>
          </table:table-cell>
          <table:table-cell table:style-name="ce9" table:formula="of:=[.AF38]" office:value-type="percentage" office:value="5.85" calcext:value-type="percentage">
            <text:p>585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8]+[.AE38]*[.$D38])*[.$I38]" office:value-type="percentage" office:value="5.85" calcext:value-type="percentage">
            <text:p>585.00%</text:p>
          </table:table-cell>
          <table:table-cell table:number-columns-repeated="6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38]+[.AN38]*[.$D38])*[.$I38]" office:value-type="percentage" office:value="5.85" calcext:value-type="percentage">
            <text:p>58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9]+([.B39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9" table:formula="of:=([.R39]+[.S39]*[.$D39])" office:value-type="percentage" office:value="0.835" calcext:value-type="percentage">
            <text:p>83.50%</text:p>
          </table:table-cell>
          <table:table-cell table:style-name="ce9" table:formula="of:=[.T39]" office:value-type="percentage" office:value="6.68" calcext:value-type="percentage">
            <text:p>668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9]+[.S39]*[.$D39])*[.$I39]" office:value-type="percentage" office:value="6.68" calcext:value-type="percentage">
            <text:p>668.00%</text:p>
          </table:table-cell>
          <table:table-cell table:style-name="ce9" table:number-columns-repeated="12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8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The Faen Valkyri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2]+([.B42]-1)*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3]+([.B43]-1)*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26" calcext:value-type="percentage">
            <text:p>26.00%</text:p>
          </table:table-cell>
          <table:table-cell table:style-name="ce9" table:formula="of:=[.N43]" office:value-type="percentage" office:value="2.08" calcext:value-type="percentage">
            <text:p>20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08" calcext:value-type="percentage">
            <text:p>20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4]+([.B44]-1)*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Shif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]+([.B45]-1)*2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Body of the Valkyr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6]+([.B46]-1)*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9" table:formula="of:=([.L46]+[.M46]*[.$D46])" office:value-type="percentage" office:value="0.155" calcext:value-type="percentage">
            <text:p>15.50%</text:p>
          </table:table-cell>
          <table:table-cell table:style-name="ce9" table:formula="of:=[.N46]" office:value-type="percentage" office:value="1.395" calcext:value-type="percentage">
            <text:p>139.5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6]+[.M46]*[.$D46])*[.$I46]" office:value-type="percentage" office:value="1.395" calcext:value-type="percentage">
            <text:p>139.50%</text:p>
          </table:table-cell>
          <table:table-cell table:number-columns-repeated="3"/>
          <table:table-cell table:style-name="ce9" table:number-columns-repeated="15"/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G46]+[.AH46]*[.$D46])*[.$I46]" office:value-type="percentage" office:value="0.459" calcext:value-type="percentage">
            <text:p>45.9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J46]+[.AK46]*[.$D46])*[.$I46]" office:value-type="percentage" office:value="0.459" calcext:value-type="percentage">
            <text:p>45.90%</text:p>
          </table:table-cell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Awarenes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7]+([.B47]-1)*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6"/>
          <table:table-cell table:style-name="ce9" table:formula="of:=300%+[.D49]*3%" office:value-type="percentage" office:value="4.41" calcext:value-type="percentage">
            <text:p>441.00%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E55];[.F55];[.G55];[.H55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56]; [.F56];[.G56];[.H56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57]; [.F57]; [.G57]; [.H57])" office:value-type="string" office:string-value="Int: 785 [10,519.0]" calcext:value-type="string">
            <text:p>Int: 785 [10,519.0]</text:p>
          </table:table-cell>
          <table:table-cell table:number-columns-repeated="3"/>
          <table:table-cell table:formula="of:=[.D6]" office:value-type="float" office:value="785" calcext:value-type="float">
            <text:p>78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519.0" calcext:value-type="string">
            <text:p>10,519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930" calcext:value-type="string">
            <text:p>Wis: 93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052.5%" calcext:value-type="string">
            <text:p>Resilience: 3,052.5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Reflexes+:    &quot;;TEXT([.I5]*100;&quot;#,##0.0&quot;); &quot;%&quot;)" office:value-type="string" office:string-value="Reflexes+:    585.0%" calcext:value-type="string">
            <text:p>Reflexes+: <text:s text:c="3"/>58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48.0%" calcext:value-type="string">
            <text:p>Damage+: <text:s text:c="3"/>1,548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R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R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R3];&quot;#,##0&quot;))" office:value-type="string" office:string-value="Mana    : 18,600" calcext:value-type="string">
            <text:p>Mana <text:s text:c="3"/>: 18,6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7]" calcext:value-type="string">
            <text:p>hp/sec: <text:s/>0.27% [19.7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19% [35.0]" calcext:value-type="string">
            <text:p>mp/sec: <text:s/>0.19% [35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6% [48.7]" calcext:value-type="string">
            <text:p>w/Med: <text:s text:c="2"/>0.26% [48.7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P13]*100;&quot;#,##0.000&quot;); &quot;% [hp x &quot;;TEXT([.Q13];&quot;#,##0.00&quot;); &quot;]&quot;)" office:value-type="string" office:string-value="Mitigation:  97.416% [hp x 38.73]" calcext:value-type="string">
            <text:p>Mitigation: <text:s/>97.416% [hp x 38.73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I2];&quot;#,##0.0&quot;))" office:value-type="string" office:string-value="Additive EH: 314,196.7" calcext:value-type="string">
            <text:p>Additive EH: 314,196.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78:.D107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78]; &quot;-&quot;; [.H78]; [.I78]; [.A18]; [.J78]; [.C78]; [.K78]; [.L78]; [.M78]; [.N78];[.O78];[.P78];[.Q78] )" office:value-type="string" office:string-value="3-24 Absolute Destruction     x3 " calcext:value-type="string">
            <text:p>3-24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77]-[.D78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4" calcext:value-type="float">
            <text:p>24</text:p>
          </table:table-cell>
          <table:table-cell table:formula="of:=IF([.H78]&lt;10; &quot;  &quot;; &quot; &quot;)" office:value-type="string" office:string-value=" " calcext:value-type="string">
            <text:p><text:s/></text:p>
          </table:table-cell>
          <table:table-cell table:formula="of:=REPT(&quot; &quot;; [.E78])" office:value-type="string" office:string-value="     " calcext:value-type="string">
            <text:p><text:s text:c="5"/></text:p>
          </table:table-cell>
          <table:table-cell table:formula="of:=IF([.L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79]; &quot;-&quot;; [.H79]; [.I79]; [.A19]; [.J79]; [.C79]; [.K79]; [.L79]; [.M79]; [.N79];[.O79];[.P79];[.Q79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77]-[.D79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79]&lt;10; &quot;  &quot;; &quot; &quot;)" office:value-type="string" office:string-value=" " calcext:value-type="string">
            <text:p><text:s/></text:p>
          </table:table-cell>
          <table:table-cell table:formula="of:=REPT(&quot; &quot;; [.E79])" office:value-type="string" office:string-value="  " calcext:value-type="string">
            <text:p><text:s text:c="2"/></text:p>
          </table:table-cell>
          <table:table-cell table:formula="of:=IF([.L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0]; &quot;-&quot;; [.H80]; [.I80]; [.A20]; [.J80]; [.C80]; [.K80]; [.L80]; [.M80]; [.N80];[.O80];[.P80];[.Q80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77]-[.D80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80]&lt;10; &quot;  &quot;; &quot; &quot;)" office:value-type="string" office:string-value=" " calcext:value-type="string">
            <text:p><text:s/></text:p>
          </table:table-cell>
          <table:table-cell table:formula="of:=REPT(&quot; &quot;; [.E80])" office:value-type="string" office:string-value="       " calcext:value-type="string">
            <text:p><text:s text:c="7"/></text:p>
          </table:table-cell>
          <table:table-cell table:formula="of:=IF([.L80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77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1]; &quot;-&quot;; [.H81]; [.I81]; [.A21]; [.J81]; [.C81]; [.K81]; [.L81]; [.M81]; [.N81];[.O81];[.P81];[.Q81] )" office:value-type="string" office:string-value="3-27 Blink                    x1 " calcext:value-type="string">
            <text:p>3-27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77]-[.D81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7" calcext:value-type="float">
            <text:p>27</text:p>
          </table:table-cell>
          <table:table-cell table:formula="of:=IF([.H81]&lt;10; &quot;  &quot;; &quot; &quot;)" office:value-type="string" office:string-value=" " calcext:value-type="string">
            <text:p><text:s/></text:p>
          </table:table-cell>
          <table:table-cell table:formula="of:=REPT(&quot; &quot;; [.E81])" office:value-type="string" office:string-value="                    " calcext:value-type="string">
            <text:p><text:s text:c="20"/></text:p>
          </table:table-cell>
          <table:table-cell table:formula="of:=IF([.L8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2]; &quot;-&quot;; [.H82]; [.I82]; [.A22]; [.J82]; [.C82]; [.K82]; [.L82]; [.M82]; [.N82];[.O82];[.P82];[.Q82] )" office:value-type="string" office:string-value="3-25 Sentinel Sphere          x1 " calcext:value-type="string">
            <text:p>3-25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77]-[.D82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5" calcext:value-type="float">
            <text:p>25</text:p>
          </table:table-cell>
          <table:table-cell table:formula="of:=IF([.H82]&lt;10; &quot;  &quot;; &quot; &quot;)" office:value-type="string" office:string-value=" " calcext:value-type="string">
            <text:p><text:s/></text:p>
          </table:table-cell>
          <table:table-cell table:formula="of:=REPT(&quot; &quot;; [.E82])" office:value-type="string" office:string-value="          " calcext:value-type="string">
            <text:p><text:s text:c="10"/></text:p>
          </table:table-cell>
          <table:table-cell table:formula="of:=IF([.L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3]; &quot;-&quot;; [.H83]; [.I83]; [.A23]; [.J83]; [.C83]; [.K83]; [.L83]; [.M83]; [.N83];[.O83];[.P83];[.Q83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77]-[.D83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83]&lt;10; &quot;  &quot;; &quot; &quot;)" office:value-type="string" office:string-value=" " calcext:value-type="string">
            <text:p><text:s/></text:p>
          </table:table-cell>
          <table:table-cell table:formula="of:=REPT(&quot; &quot;; [.E83])" office:value-type="string" office:string-value="           " calcext:value-type="string">
            <text:p><text:s text:c="11"/></text:p>
          </table:table-cell>
          <table:table-cell table:formula="of:=IF([.L83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77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77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77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84]; &quot;-&quot;; [.H84]; [.I84]; [.A24]; [.J84]; [.C84]; [.K84]; [.L84]; [.M84]; [.N84];[.O84];[.P84];[.Q84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77]-[.D84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84]&lt;10; &quot;  &quot;; &quot; &quot;)" office:value-type="string" office:string-value=" " calcext:value-type="string">
            <text:p><text:s/></text:p>
          </table:table-cell>
          <table:table-cell table:formula="of:=REPT(&quot; &quot;; [.E84])" office:value-type="string" office:string-value="        " calcext:value-type="string">
            <text:p><text:s text:c="8"/></text:p>
          </table:table-cell>
          <table:table-cell table:formula="of:=IF([.L84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77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77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85]; &quot;-&quot;; [.H85]; [.I85]; [.A25]; [.J85]; [.C85]; [.K85]; [.L85]; [.M85]; [.N85];[.O85];[.P85];[.Q85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77]-[.D85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85]&lt;10; &quot;  &quot;; &quot; &quot;)" office:value-type="string" office:string-value="  " calcext:value-type="string">
            <text:p><text:s text:c="2"/></text:p>
          </table:table-cell>
          <table:table-cell table:formula="of:=REPT(&quot; &quot;; [.E85])" office:value-type="string" office:string-value="        " calcext:value-type="string">
            <text:p><text:s text:c="8"/></text:p>
          </table:table-cell>
          <table:table-cell table:formula="of:=IF([.L8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6]; &quot;-&quot;; [.H86]; [.I86]; [.A26]; [.J86]; [.C86]; [.K86]; [.L86]; [.M86]; [.N86];[.O86];[.P86];[.Q86] )" office:value-type="string" office:string-value="3-23 Azarinth Perception      x8 " calcext:value-type="string">
            <text:p>3-23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77]-[.D86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3" calcext:value-type="float">
            <text:p>23</text:p>
          </table:table-cell>
          <table:table-cell table:formula="of:=IF([.H86]&lt;10; &quot;  &quot;; &quot; &quot;)" office:value-type="string" office:string-value=" " calcext:value-type="string">
            <text:p><text:s/></text:p>
          </table:table-cell>
          <table:table-cell table:formula="of:=REPT(&quot; &quot;; [.E86])" office:value-type="string" office:string-value="      " calcext:value-type="string">
            <text:p><text:s text:c="6"/></text:p>
          </table:table-cell>
          <table:table-cell table:formula="of:=IF([.L8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7]; &quot;-&quot;; [.H87]; [.I87]; [.A27]; [.J87]; [.C87]; [.K87]; [.L87]; [.M87]; [.N87];[.O87];[.P87];[.Q87] )" office:value-type="string" office:string-value="3-20 Azarinth Reversal        x8 [101% to Deconstruction/Reconstruction]" calcext:value-type="string">
            <text:p>3-20 Azarinth Reversal <text:s text:c="7"/>x8 [101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77]-[.D87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87]&lt;10; &quot;  &quot;; &quot; &quot;)" office:value-type="string" office:string-value=" " calcext:value-type="string">
            <text:p><text:s/></text:p>
          </table:table-cell>
          <table:table-cell table:formula="of:=REPT(&quot; &quot;; [.E87])" office:value-type="string" office:string-value="        " calcext:value-type="string">
            <text:p><text:s text:c="8"/></text:p>
          </table:table-cell>
          <table:table-cell table:formula="of:=IF([.L87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88]&lt;10; &quot;  &quot;; &quot; &quot;)" office:value-type="string" office:string-value="  " calcext:value-type="string">
            <text:p><text:s text:c="2"/></text:p>
          </table:table-cell>
          <table:table-cell table:formula="of:=REPT(&quot; &quot;; [.E88])">
            <text:p/>
          </table:table-cell>
          <table:table-cell table:formula="of:=IF([.L8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89]&lt;10; &quot;  &quot;; &quot; &quot;)" office:value-type="string" office:string-value="  " calcext:value-type="string">
            <text:p><text:s text:c="2"/></text:p>
          </table:table-cell>
          <table:table-cell table:formula="of:=REPT(&quot; &quot;; [.E89])">
            <text:p/>
          </table:table-cell>
          <table:table-cell table:formula="of:=IF([.L8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0]; &quot;-&quot;; [.H90]; [.I90]; [.A30]; [.J90]; [.C90]; [.K90]; [.L90]; [.M90]; [.N90];[.O90];[.P90];[.Q90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77]-[.D90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90]&lt;10; &quot;  &quot;; &quot; &quot;)" office:value-type="string" office:string-value=" " calcext:value-type="string">
            <text:p><text:s/></text:p>
          </table:table-cell>
          <table:table-cell table:formula="of:=REPT(&quot; &quot;; [.E90])" office:value-type="string" office:string-value="             " calcext:value-type="string">
            <text:p><text:s text:c="13"/></text:p>
          </table:table-cell>
          <table:table-cell table:formula="of:=IF([.L90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77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1]; &quot;-&quot;; [.H91]; [.I91]; [.A31]; [.J91]; [.C91]; [.K91]; [.L91]; [.M91]; [.N91];[.O91];[.P91];[.Q91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77]-[.D91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91]&lt;10; &quot;  &quot;; &quot; &quot;)" office:value-type="string" office:string-value=" " calcext:value-type="string">
            <text:p><text:s/></text:p>
          </table:table-cell>
          <table:table-cell table:formula="of:=REPT(&quot; &quot;; [.E91])" office:value-type="string" office:string-value="            " calcext:value-type="string">
            <text:p><text:s text:c="12"/></text:p>
          </table:table-cell>
          <table:table-cell table:formula="of:=IF([.L91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77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2]; &quot;-&quot;; [.H92]; [.I92]; [.A32]; [.J92]; [.C92]; [.K92]; [.L92]; [.M92]; [.N92];[.O92];[.P92];[.Q92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77]-[.D92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92]&lt;10; &quot;  &quot;; &quot; &quot;)" office:value-type="string" office:string-value=" " calcext:value-type="string">
            <text:p><text:s/></text:p>
          </table:table-cell>
          <table:table-cell table:formula="of:=REPT(&quot; &quot;; [.E92])" office:value-type="string" office:string-value="        " calcext:value-type="string">
            <text:p><text:s text:c="8"/></text:p>
          </table:table-cell>
          <table:table-cell table:formula="of:=IF([.L9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3]; &quot;-&quot;; [.H93]; [.I93]; [.A33]; [.J93]; [.C93]; [.K93]; [.L93]; [.M93]; [.N93];[.O93];[.P93];[.Q93] )" office:value-type="string" office:string-value="3-20 Heart of Cinder          x9 " calcext:value-type="string">
            <text:p>3-20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77]-[.D93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0" calcext:value-type="float">
            <text:p>20</text:p>
          </table:table-cell>
          <table:table-cell table:formula="of:=IF([.H93]&lt;10; &quot;  &quot;; &quot; &quot;)" office:value-type="string" office:string-value=" " calcext:value-type="string">
            <text:p><text:s/></text:p>
          </table:table-cell>
          <table:table-cell table:formula="of:=REPT(&quot; &quot;; [.E93])" office:value-type="string" office:string-value="          " calcext:value-type="string">
            <text:p><text:s text:c="10"/></text:p>
          </table:table-cell>
          <table:table-cell table:formula="of:=IF([.L9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4]; &quot;-&quot;; [.H94]; [.I94]; [.A34]; [.J94]; [.C94]; [.K94]; [.L94]; [.M94]; [.N94];[.O94];[.P94];[.Q94] )" office:value-type="string" office:string-value="3-18 Storm of Cinders         x2 " calcext:value-type="string">
            <text:p>3-18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77]-[.D94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8" calcext:value-type="float">
            <text:p>18</text:p>
          </table:table-cell>
          <table:table-cell table:formula="of:=IF([.H94]&lt;10; &quot;  &quot;; &quot; &quot;)" office:value-type="string" office:string-value=" " calcext:value-type="string">
            <text:p><text:s/></text:p>
          </table:table-cell>
          <table:table-cell table:formula="of:=REPT(&quot; &quot;; [.E94])" office:value-type="string" office:string-value="         " calcext:value-type="string">
            <text:p><text:s text:c="9"/></text:p>
          </table:table-cell>
          <table:table-cell table:formula="of:=IF([.L9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5]; &quot;-&quot;; [.H95]; [.I95]; [.A35]; [.J95]; [.C95]; [.K95]; [.L95]; [.M95]; [.N95];[.O95];[.P95];[.Q95] )" office:value-type="string" office:string-value="3-27 Ash and Ember Unity      x2 " calcext:value-type="string">
            <text:p>3-27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77]-[.D95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7" calcext:value-type="float">
            <text:p>27</text:p>
          </table:table-cell>
          <table:table-cell table:formula="of:=IF([.H95]&lt;10; &quot;  &quot;; &quot; &quot;)" office:value-type="string" office:string-value=" " calcext:value-type="string">
            <text:p><text:s/></text:p>
          </table:table-cell>
          <table:table-cell table:formula="of:=REPT(&quot; &quot;; [.E95])" office:value-type="string" office:string-value="      " calcext:value-type="string">
            <text:p><text:s text:c="6"/></text:p>
          </table:table-cell>
          <table:table-cell table:formula="of:=IF([.L9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6]; &quot;-&quot;; [.H96]; [.I96]; [.A36]; [.J96]; [.C96]; [.K96]; [.L96]; [.M96]; [.N96];[.O96];[.P96];[.Q96] )" office:value-type="string" office:string-value="3-24 Ashen Wings              x9 " calcext:value-type="string">
            <text:p>3-24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77]-[.D96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4" calcext:value-type="float">
            <text:p>24</text:p>
          </table:table-cell>
          <table:table-cell table:formula="of:=IF([.H96]&lt;10; &quot;  &quot;; &quot; &quot;)" office:value-type="string" office:string-value=" " calcext:value-type="string">
            <text:p><text:s/></text:p>
          </table:table-cell>
          <table:table-cell table:formula="of:=REPT(&quot; &quot;; [.E96])" office:value-type="string" office:string-value="              " calcext:value-type="string">
            <text:p><text:s text:c="14"/></text:p>
          </table:table-cell>
          <table:table-cell table:formula="of:=IF([.L9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7]; &quot;-&quot;; [.H97]; [.I97]; [.A37]; [.J97]; [.C97]; [.K97]; [.L97]; [.M97]; [.N97];[.O97];[.P97];[.Q97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77]-[.D97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97]&lt;10; &quot;  &quot;; &quot; &quot;)" office:value-type="string" office:string-value=" " calcext:value-type="string">
            <text:p><text:s/></text:p>
          </table:table-cell>
          <table:table-cell table:formula="of:=REPT(&quot; &quot;; [.E97])" office:value-type="string" office:string-value="              " calcext:value-type="string">
            <text:p><text:s text:c="14"/></text:p>
          </table:table-cell>
          <table:table-cell table:formula="of:=IF([.L97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77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98]; &quot;-&quot;; [.H98]; [.I98]; [.A38]; [.J98]; [.C98]; [.K98]; [.L98]; [.M98]; [.N98];[.O98];[.P98];[.Q98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77]-[.D98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98]&lt;10; &quot;  &quot;; &quot; &quot;)" office:value-type="string" office:string-value=" " calcext:value-type="string">
            <text:p><text:s/></text:p>
          </table:table-cell>
          <table:table-cell table:formula="of:=REPT(&quot; &quot;; [.E98])" office:value-type="string" office:string-value="            " calcext:value-type="string">
            <text:p><text:s text:c="12"/></text:p>
          </table:table-cell>
          <table:table-cell table:formula="of:=IF([.L98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77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99]; &quot;-&quot;; [.H99]; [.I99]; [.A39]; [.J99]; [.C99]; [.K99]; [.L99]; [.M99]; [.N99];[.O99];[.P99];[.Q99] )" office:value-type="string" office:string-value="3-27 Keeper of Ash            x8 [83.5% =&gt; 668.0% Damage]" calcext:value-type="string">
            <text:p>3-27 Keeper of Ash <text:s text:c="11"/>x8 [83.5% =&gt; 668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77]-[.D99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7" calcext:value-type="float">
            <text:p>27</text:p>
          </table:table-cell>
          <table:table-cell table:formula="of:=IF([.H99]&lt;10; &quot;  &quot;; &quot; &quot;)" office:value-type="string" office:string-value=" " calcext:value-type="string">
            <text:p><text:s/></text:p>
          </table:table-cell>
          <table:table-cell table:formula="of:=REPT(&quot; &quot;; [.E99])" office:value-type="string" office:string-value="            " calcext:value-type="string">
            <text:p><text:s text:c="12"/></text:p>
          </table:table-cell>
          <table:table-cell table:formula="of:=IF([.L99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77]; TEXT([.K39];&quot;#,##0.0%&quot;))" office:value-type="string" office:string-value="83.5% =&gt; 668.0%" calcext:value-type="string">
            <text:p>83.5% =&gt; 668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0]&lt;10; &quot;  &quot;; &quot; &quot;)" office:value-type="string" office:string-value="  " calcext:value-type="string">
            <text:p><text:s text:c="2"/></text:p>
          </table:table-cell>
          <table:table-cell table:formula="of:=REPT(&quot; &quot;; [.E100])">
            <text:p/>
          </table:table-cell>
          <table:table-cell table:formula="of:=IF([.L10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1]&lt;10; &quot;  &quot;; &quot; &quot;)" office:value-type="string" office:string-value="  " calcext:value-type="string">
            <text:p><text:s text:c="2"/></text:p>
          </table:table-cell>
          <table:table-cell table:formula="of:=REPT(&quot; &quot;; [.E101])">
            <text:p/>
          </table:table-cell>
          <table:table-cell table:formula="of:=IF([.L10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2]; &quot;-&quot;; [.H102]; [.I102]; [.A42]; [.J102]; [.C102]; [.K102]; [.L102]; [.M102]; [.N102];[.O102];[.P102];[.Q102] )" office:value-type="string" office:string-value="1-2  Force                    x2 " calcext:value-type="string">
            <text:p>1-2 <text:s/>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77]-[.D102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2" calcext:value-type="float">
            <text:p>2</text:p>
          </table:table-cell>
          <table:table-cell table:formula="of:=IF([.H102]&lt;10; &quot;  &quot;; &quot; &quot;)" office:value-type="string" office:string-value="  " calcext:value-type="string">
            <text:p><text:s text:c="2"/></text:p>
          </table:table-cell>
          <table:table-cell table:formula="of:=REPT(&quot; &quot;; [.E102])" office:value-type="string" office:string-value="                    " calcext:value-type="string">
            <text:p><text:s text:c="20"/></text:p>
          </table:table-cell>
          <table:table-cell table:formula="of:=IF([.L10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3]; &quot;-&quot;; [.H103]; [.I103]; [.A43]; [.J103]; [.C103]; [.K103]; [.L103]; [.M103]; [.N103];[.O103];[.P103];[.Q103] )" office:value-type="string" office:string-value="1-2  Flare of Creation        x8 [26.0% =&gt; 208.0% Resilience]" calcext:value-type="string">
            <text:p>1-2 <text:s/>Flare of Creation <text:s text:c="7"/>x8 [26.0% =&gt; 208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77]-[.D103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2" calcext:value-type="float">
            <text:p>2</text:p>
          </table:table-cell>
          <table:table-cell table:formula="of:=IF([.H103]&lt;10; &quot;  &quot;; &quot; &quot;)" office:value-type="string" office:string-value="  " calcext:value-type="string">
            <text:p><text:s text:c="2"/></text:p>
          </table:table-cell>
          <table:table-cell table:formula="of:=REPT(&quot; &quot;; [.E103])" office:value-type="string" office:string-value="        " calcext:value-type="string">
            <text:p><text:s text:c="8"/></text:p>
          </table:table-cell>
          <table:table-cell table:formula="of:=IF([.L103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77]; TEXT([.K43];&quot;#,##0.0%&quot;))" office:value-type="string" office:string-value="26.0% =&gt; 208.0%" calcext:value-type="string">
            <text:p>26.0% =&gt; 208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04]; &quot;-&quot;; [.H104]; [.I104]; [.A44]; [.J104]; [.C104]; [.K104]; [.L104]; [.M104]; [.N104];[.O104];[.P104];[.Q104] )" office:value-type="string" office:string-value="1-2  Displacement             x2 " calcext:value-type="string">
            <text:p>1-2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77]-[.D104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2" calcext:value-type="float">
            <text:p>2</text:p>
          </table:table-cell>
          <table:table-cell table:formula="of:=IF([.H104]&lt;10; &quot;  &quot;; &quot; &quot;)" office:value-type="string" office:string-value="  " calcext:value-type="string">
            <text:p><text:s text:c="2"/></text:p>
          </table:table-cell>
          <table:table-cell table:formula="of:=REPT(&quot; &quot;; [.E104])" office:value-type="string" office:string-value="             " calcext:value-type="string">
            <text:p><text:s text:c="13"/></text:p>
          </table:table-cell>
          <table:table-cell table:formula="of:=IF([.L10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5]; &quot;-&quot;; [.H105]; [.I105]; [.A45]; [.J105]; [.C105]; [.K105]; [.L105]; [.M105]; [.N105];[.O105];[.P105];[.Q105] )" office:value-type="string" office:string-value="1-1  Space Shift              x2 " calcext:value-type="string">
            <text:p>1-1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77]-[.D105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" calcext:value-type="float">
            <text:p>1</text:p>
          </table:table-cell>
          <table:table-cell table:formula="of:=IF([.H105]&lt;10; &quot;  &quot;; &quot; &quot;)" office:value-type="string" office:string-value="  " calcext:value-type="string">
            <text:p><text:s text:c="2"/></text:p>
          </table:table-cell>
          <table:table-cell table:formula="of:=REPT(&quot; &quot;; [.E105])" office:value-type="string" office:string-value="              " calcext:value-type="string">
            <text:p><text:s text:c="14"/></text:p>
          </table:table-cell>
          <table:table-cell table:formula="of:=IF([.L10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6]; &quot;-&quot;; [.H106]; [.I106]; [.A46]; [.J106]; [.C106]; [.K106]; [.L106]; [.M106]; [.N106];[.O106];[.P106];[.Q106] )" office:value-type="string" office:string-value="1-1  Body of the Valkyrie     x9 [15.5% =&gt; 139.5% Resilience, 5.1% =&gt; 45.9% Physical Resistance, 5.0% =&gt; 45.9% Magic Resistance]" calcext:value-type="string">
            <text:p>1-1 <text:s/>Body of the Valkyrie <text:s text:c="4"/>x9 [15.5% =&gt; 139.5% Resilience, 5.1% =&gt; 45.9% Physical Resistance, 5.0% =&gt; 45.9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77]-[.D106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" calcext:value-type="float">
            <text:p>1</text:p>
          </table:table-cell>
          <table:table-cell table:formula="of:=IF([.H106]&lt;10; &quot;  &quot;; &quot; &quot;)" office:value-type="string" office:string-value="  " calcext:value-type="string">
            <text:p><text:s text:c="2"/></text:p>
          </table:table-cell>
          <table:table-cell table:formula="of:=REPT(&quot; &quot;; [.E106])" office:value-type="string" office:string-value="     " calcext:value-type="string">
            <text:p><text:s text:c="5"/></text:p>
          </table:table-cell>
          <table:table-cell table:formula="of:=IF([.L106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77]; TEXT([.K46];&quot;#,##0.0%&quot;))" office:value-type="string" office:string-value="15.5% =&gt; 139.5%" calcext:value-type="string">
            <text:p>15.5% =&gt; 139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77]; TEXT([.AL46];&quot;#,##0.0%&quot;))" office:value-type="string" office:string-value="5.1% =&gt; 45.9%" calcext:value-type="string">
            <text:p>5.1% =&gt; 45.9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77]; TEXT([.AI46];&quot;#,##0.0%&quot;))" office:value-type="string" office:string-value="5.0% =&gt; 45.9%" calcext:value-type="string">
            <text:p>5.0% =&gt; 45.9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07]; &quot;-&quot;; [.H107]; [.I107]; [.A47]; [.J107]; [.C107]; [.K107]; [.L107]; [.M107]; [.N107];[.O107];[.P107];[.Q107] )" office:value-type="string" office:string-value="1-1  Space Awareness          x8 " calcext:value-type="string">
            <text:p>1-1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77]-[.D107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1" calcext:value-type="float">
            <text:p>1</text:p>
          </table:table-cell>
          <table:table-cell table:formula="of:=IF([.H107]&lt;10; &quot;  &quot;; &quot; &quot;)" office:value-type="string" office:string-value="  " calcext:value-type="string">
            <text:p><text:s text:c="2"/></text:p>
          </table:table-cell>
          <table:table-cell table:formula="of:=REPT(&quot; &quot;; [.E107])" office:value-type="string" office:string-value="          " calcext:value-type="string">
            <text:p><text:s text:c="10"/></text:p>
          </table:table-cell>
          <table:table-cell table:formula="of:=IF([.L107]=&quot;&quot;;&quot;&quot;;&quot;[&quot;)">
            <text:p/>
          </table:table-cell>
          <table:table-cell table:number-columns-repeated="1013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0:11:17.519000000</dc:date>
    <meta:generator>LibreOffice/7.0.5.2$Windows_X86_64 LibreOffice_project/64390860c6cd0aca4beafafcfd84613dd9dfb63a</meta:generator>
    <meta:editing-duration>PT5H55M37S</meta:editing-duration>
    <meta:editing-cycles>50</meta:editing-cycles>
    <meta:document-statistic meta:table-count="1" meta:cell-count="746" meta:object-count="0"/>
    <meta:user-defined meta:name="AppVersion">16.0300</meta:user-defined>
  </office:meta>
</office:document-meta>
</file>